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9.4306in" fo:margin-left="0in" table:align="left"/>
    </style:style>
    <style:style style:name="Table1.A" style:family="table-column">
      <style:table-column-properties style:column-width="4.7125in"/>
    </style:style>
    <style:style style:name="Table1.B" style:family="table-column">
      <style:table-column-properties style:column-width="4.7181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P1" style:family="paragraph" style:parent-style-name="Standard" style:list-style-name="L1"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 style:list-style-name="L4"/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T1" style:family="text"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position="super 58%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Heading_20_3" text:outline-level="3">2003</text:h>
            <text:list xml:id="list2034639944" text:style-name="L4">
              <text:list-item>
                <text:p text:style-name="P6">All checkins by James Strachan</text:p>
              </text:list-item>
            </text:list>
            <text:h text:style-name="Heading_20_3" text:outline-level="3">2004</text:h>
            <text:list xml:id="list509276621" text:continue-numbering="true" text:style-name="L4">
              <text:list-item>
                <text:p text:style-name="P2"><text:span text:style-name="T1">Spullara</text:span></text:p>
              </text:list-item>
            </text:list>
            <text:h text:style-name="Heading_20_3" text:outline-level="3">2005</text:h>
            <text:list xml:id="list1975223345" text:continue-numbering="true" text:style-name="L4">
              <text:list-item>
                <text:p text:style-name="P6">XmlSlurper – tug</text:p>
              </text:list-item>
              <text:list-item>
                <text:p text:style-name="P6">Dierk – Groovy &amp; Grails commit</text:p>
              </text:list-item>
            </text:list>
            <text:h text:style-name="Heading_20_3" text:outline-level="3">2006</text:h>
            <text:list xml:id="list315054927" text:continue-numbering="true" text:style-name="L4">
              <text:list-item>
                <text:p text:style-name="P6">Duration – tug <text:s text:c="22"/></text:p>
              </text:list-item>
              <text:list-item>
                <text:p text:style-name="P6">MockFor/StubFor – Dierk</text:p>
              </text:list-item>
              <text:list-item>
                <text:p text:style-name="P6">Grails 0.1 – Spring, Hibernate, SiteMesh, Scaffolding, ORM</text:p>
              </text:list-item>
            </text:list>
            <text:h text:style-name="Heading_20_3" text:outline-level="3">2007</text:h>
            <text:list xml:id="list1528451322" text:continue-numbering="true" text:style-name="L4">
              <text:list-item>
                <text:p text:style-name="P6">1.5 – Java 5, Elvis, ExpandoMetaclass, invokeMethod</text:p>
              </text:list-item>
              <text:list-item>
                <text:p text:style-name="P6">ConfigSlurper – Graeme</text:p>
              </text:list-item>
              <text:list-item>
                <text:p text:style-name="P6">Grails 0.4 – Plugin System</text:p>
              </text:list-item>
              <text:list-item>
                <text:p text:style-name="P6">Grails 0.5 – URL Mapping, Domain object composition</text:p>
              </text:list-item>
              <text:list-item>
                <text:p text:style-name="P6">Grails 0.7 – Spring WebFlow, Joint Compilation</text:p>
              </text:list-item>
              <text:list-item>
                <text:p text:style-name="P6">Andres – Groovy Commit <text:s text:c="5"/></text:p>
              </text:list-item>
              <text:list-item>
                <text:p text:style-name="P6">Hamlet – 1<text:span text:style-name="T2">st</text:span> Groovy Blog</text:p>
              </text:list-item>
            </text:list>
          </table:table-cell>
          <table:table-cell table:style-name="Table1.B1" office:value-type="string">
            <text:h text:style-name="Heading_20_3" text:outline-level="3">2008</text:h>
            <text:list xml:id="list445699321" text:style-name="L6">
              <text:list-item>
                <text:p text:style-name="P8">@Grab – shemnon</text:p>
              </text:list-item>
              <text:list-item>
                <text:p text:style-name="P8">Grails 1.0 – standalone gorm</text:p>
              </text:list-item>
            </text:list>
            <text:h text:style-name="Heading_20_3" text:outline-level="3">Andres – 1<text:span text:style-name="T2">st</text:span> Griffon commit2009</text:h>
            <text:list xml:id="list1265069508" text:style-name="L5">
              <text:list-item>
                <text:p text:style-name="P7">Groovy 1.6 – Muultiple assignments, @Grab, @AstXforms</text:p>
              </text:list-item>
              <text:list-item>
                <text:p text:style-name="P7">Groovy 1.7 – power asserts, AST Viewer, AstBuilder</text:p>
              </text:list-item>
              <text:list-item>
                <text:p text:style-name="P7">Grails 1.2 – Dependency DSL, Named Queries, testing classes</text:p>
              </text:list-item>
              <text:list-item>
                <text:p text:style-name="P7">Dierk makes Gpars commit, Hamlet Groovy commit</text:p>
              </text:list-item>
            </text:list>
            <text:h text:style-name="Heading_20_3" text:outline-level="3">2010</text:h>
            <text:list xml:id="list1641603672" text:style-name="L7">
              <text:list-item>
                <text:p text:style-name="P9">Grails 1.3 – Groovy 1.7 and plugin refactor</text:p>
              </text:list-item>
              <text:list-item>
                <text:p text:style-name="P9">Hamlet – CodeNarc commit. All – Gradle commit</text:p>
              </text:list-item>
            </text:list>
            <text:h text:style-name="Heading_20_3" text:outline-level="3">2011</text:h>
            <text:list xml:id="list577795189" text:style-name="L8">
              <text:list-item>
                <text:p text:style-name="P10">Groovy 1.8 – Command chains, JSONBuilder, Ast Xforms galore</text:p>
              </text:list-item>
              <text:list-item>
                <text:p text:style-name="P10">Grails 2.0 – Class reloading, GORM upgrade, static resources</text:p>
              </text:list-item>
            </text:list>
            <text:h text:style-name="Heading_20_3" text:outline-level="3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8335in" fo:margin-bottom="0.9583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amlet D'Arcy</meta:initial-creator>
    <meta:creation-date>2012-01-31T10:49:12</meta:creation-date>
    <dc:date>2012-01-31T11:30:04</dc:date>
    <dc:creator>Hamlet D'Arcy</dc:creator>
    <meta:editing-duration>PT40M53S</meta:editing-duration>
    <meta:editing-cycles>13</meta:editing-cycles>
    <meta:generator>LibreOffice/3.3$Unix LibreOffice_project/330m19$Build-202</meta:generator>
    <meta:document-statistic meta:table-count="1" meta:image-count="0" meta:object-count="0" meta:page-count="1" meta:paragraph-count="33" meta:word-count="178" meta:character-count="995"/>
  </office:meta>
</office:document-meta>
</file>